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19904D8DA09395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15cm, 1.884cm, 11.874cm, 4.05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67cm" svg:height="21.1cm" svg:x="1.092cm" svg:y="2.391cm">
          <draw:image xlink:href="Pictures/10000000000005E8000007E0B19904D8DA09395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39:37.071646011</dc:date>
    <meta:editing-duration>PT3M4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